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8DEE161710F71F5E98.png" manifest:media-type="image/png"/>
  <manifest:file-entry manifest:full-path="Pictures/100002010000020C000001221A25382DBFAABA5D.png" manifest:media-type="image/png"/>
  <manifest:file-entry manifest:full-path="Pictures/10000201000002B0000001A0C820F6B890ACD354.png" manifest:media-type="image/png"/>
  <manifest:file-entry manifest:full-path="Pictures/10000201000002DC000001B30708AEB9687534A9.png" manifest:media-type="image/png"/>
  <manifest:file-entry manifest:full-path="Pictures/10000201000002E0000001A05853ED8668A924E9.png" manifest:media-type="image/png"/>
  <manifest:file-entry manifest:full-path="Pictures/100002010000025D000001E4BF5AD0214A616826.png" manifest:media-type="image/png"/>
  <manifest:file-entry manifest:full-path="Pictures/1000020100000240000001B06E779EC0E7F7F958.png" manifest:media-type="image/png"/>
  <manifest:file-entry manifest:full-path="Pictures/10000201000002B2000001AE059B53E4614E06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4be" officeooo:paragraph-rsid="001fa4be"/>
    </style:style>
    <style:style style:name="P2" style:family="paragraph" style:parent-style-name="Header">
      <style:paragraph-properties fo:text-align="center" style:justify-single-word="false"/>
      <style:text-properties fo:font-size="14pt" fo:font-weight="bold" officeooo:rsid="001fa4be" officeooo:paragraph-rsid="001fa4b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NAME:</text:span> SHAHEYAR SIDDIQUI <text:s text:c="44"/><text:span text:style-name="T1">ID: </text:span>FA17-BECE-0023</text:p>
      <text:p text:style-name="P1"><draw:frame draw:style-name="fr1" draw:name="Image1" text:anchor-type="paragraph" svg:x="0.1453in" svg:y="0.1909in" svg:width="6.302in" svg:height="3.0528in" draw:z-index="0"><draw:image xlink:href="Pictures/100002010000025D000001E4BF5AD0214A616826.png" xlink:type="simple" xlink:show="embed" xlink:actuate="onLoad" loext:mime-type="image/png"/></draw:frame><draw:frame draw:style-name="fr1" draw:name="Image2" text:anchor-type="paragraph" svg:x="0.1457in" svg:y="3.3453in" svg:width="6.2965in" svg:height="2.9752in" draw:z-index="1"><draw:image xlink:href="Pictures/10000201000002B0000001A0C820F6B890ACD354.png" xlink:type="simple" xlink:show="embed" xlink:actuate="onLoad" loext:mime-type="image/png"/></draw:frame></text:p>
      <text:p text:style-name="P1"><draw:frame draw:style-name="fr1" draw:name="Image3" text:anchor-type="paragraph" svg:x="0.1354in" svg:y="3.228in" svg:width="6.3173in" svg:height="2.7709in" draw:z-index="2"><draw:image xlink:href="Pictures/10000201000002E0000001A05853ED8668A924E9.png" xlink:type="simple" xlink:show="embed" xlink:actuate="onLoad" loext:mime-type="image/png"/></draw:frame></text:p>
      <text:p text:style-name="P1"><draw:frame draw:style-name="fr2" draw:name="Image4" text:anchor-type="paragraph" svg:width="6.9252in" svg:height="2.2945in" draw:z-index="3"><draw:image xlink:href="Pictures/10000201000002DC000001B30708AEB9687534A9.png" xlink:type="simple" xlink:show="embed" xlink:actuate="onLoad" loext:mime-type="image/png"/></draw:frame><text:soft-page-break/></text:p>
      <text:p text:style-name="P1"><draw:frame draw:style-name="fr1" draw:name="Image5" text:anchor-type="paragraph" svg:x="0.0043in" svg:y="0in" svg:width="6.9016in" svg:height="2.3189in" draw:z-index="4"><draw:image xlink:href="Pictures/1000020100000240000001B06E779EC0E7F7F958.png" xlink:type="simple" xlink:show="embed" xlink:actuate="onLoad" loext:mime-type="image/png"/></draw:frame></text:p>
      <text:p text:style-name="P1"><draw:frame draw:style-name="fr2" draw:name="Image6" text:anchor-type="paragraph" svg:width="6.9252in" svg:height="2.8472in" draw:z-index="5"><draw:image xlink:href="Pictures/10000201000002B2000001AE059B53E4614E0663.png" xlink:type="simple" xlink:show="embed" xlink:actuate="onLoad" loext:mime-type="image/png"/></draw:frame></text:p>
      <text:p text:style-name="P1"><draw:frame draw:style-name="fr3" draw:name="Image7" text:anchor-type="paragraph" svg:width="7.011in" svg:height="3.0209in" draw:z-index="6"><draw:image xlink:href="Pictures/100002010000020C000001221A25382DBFAABA5D.png" xlink:type="simple" xlink:show="embed" xlink:actuate="onLoad" loext:mime-type="image/png"/></draw:frame><text:soft-page-break/></text:p>
      <text:p text:style-name="P1"/>
      <text:p text:style-name="P1"><draw:frame draw:style-name="fr2" draw:name="Image8" text:anchor-type="paragraph" svg:width="6.9252in" svg:height="3.7602in" draw:z-index="7"><draw:image xlink:href="Pictures/10000201000002DB0000018DEE161710F71F5E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fa4be" officeooo:paragraph-rsid="001fa4be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PERATING SYSTEM LAB 0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7:23.323252112</meta:creation-date>
    <dc:date>2019-09-30T11:03:52.488659345</dc:date>
    <meta:editing-duration>PT6M30S</meta:editing-duration>
    <meta:editing-cycles>1</meta:editing-cycles>
    <meta:document-statistic meta:table-count="0" meta:image-count="8" meta:object-count="0" meta:page-count="3" meta:paragraph-count="2" meta:word-count="9" meta:character-count="109" meta:non-whitespace-character-count="58"/>
    <meta:generator>LibreOffice/6.0.7.3$Linux_X86_64 LibreOffice_project/00m0$Build-3</meta:generator>
  </office:meta>
</office:document-meta>
</file>